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2" style:family="table">
      <style:table-properties style:width="17.803cm" fo:margin-left="0.353cm" table:align="left"/>
    </style:style>
    <style:style style:name="Tabla2.A" style:family="table-column">
      <style:table-column-properties style:column-width="2.097cm"/>
    </style:style>
    <style:style style:name="Tabla2.B" style:family="table-column">
      <style:table-column-properties style:column-width="2.798cm"/>
    </style:style>
    <style:style style:name="Tabla2.C" style:family="table-column">
      <style:table-column-properties style:column-width="5.613cm"/>
    </style:style>
    <style:style style:name="Tabla2.D" style:family="table-column">
      <style:table-column-properties style:column-width="2.533cm"/>
    </style:style>
    <style:style style:name="Tabla2.E" style:family="table-column">
      <style:table-column-properties style:column-width="2.249cm"/>
    </style:style>
    <style:style style:name="Tabla2.F" style:family="table-column">
      <style:table-column-properties style:column-width="2.514cm"/>
    </style:style>
    <style:style style:name="Tabla2.A1" style:family="table-cell">
      <style:table-cell-properties fo:background-color="#e6e6ff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la2.F1" style:family="table-cell">
      <style:table-cell-properties fo:background-color="#e6e6ff" fo:padding="0.097cm" fo:border="0.05pt solid #666666">
        <style:background-image/>
      </style:table-cell-properties>
    </style:style>
    <style:style style:name="Tabla2.A2" style:family="table-cell">
      <style:table-cell-properties fo:padding="0.097cm" fo:border-left="0.05pt solid #666666" fo:border-right="0.05pt solid #666666" fo:border-top="none" fo:border-bottom="0.05pt solid #666666"/>
    </style:style>
    <style:style style:name="Tabla2.A3" style:family="table-cell">
      <style:table-cell-properties fo:padding="0.097cm" fo:border-left="0.05pt solid #666666" fo:border-right="none" fo:border-top="none" fo:border-bottom="0.05pt solid #666666"/>
    </style:style>
    <style:style style:name="Tabla2.B3" style:family="table-cell">
      <style:table-cell-properties fo:padding="0.097cm" fo:border-left="0.05pt solid #666666" fo:border-right="none" fo:border-top="none" fo:border-bottom="0.05pt solid #666666"/>
    </style:style>
    <style:style style:name="Tabla2.C3" style:family="table-cell">
      <style:table-cell-properties fo:padding="0.097cm" fo:border-left="0.05pt solid #666666" fo:border-right="none" fo:border-top="none" fo:border-bottom="0.05pt solid #666666"/>
    </style:style>
    <style:style style:name="Tabla2.D3" style:family="table-cell">
      <style:table-cell-properties fo:padding="0.097cm" fo:border-left="0.05pt solid #666666" fo:border-right="none" fo:border-top="none" fo:border-bottom="0.05pt solid #666666"/>
    </style:style>
    <style:style style:name="Tabla2.E3" style:family="table-cell" style:data-style-name="N100">
      <style:table-cell-properties fo:padding="0.097cm" fo:border-left="0.05pt solid #666666" fo:border-right="none" fo:border-top="none" fo:border-bottom="0.05pt solid #666666"/>
    </style:style>
    <style:style style:name="Tabla2.F3" style:family="table-cell">
      <style:table-cell-properties fo:padding="0.097cm" fo:border-left="0.05pt solid #666666" fo:border-right="0.05pt solid #666666" fo:border-top="none" fo:border-bottom="0.05pt solid #666666"/>
    </style:style>
    <style:style style:name="Tabla2.A4" style:family="table-cell" style:data-style-name="N104">
      <style:table-cell-properties fo:padding="0.097cm" fo:border-left="0.05pt solid #666666" fo:border-right="0.05pt solid #666666" fo:border-top="none" fo:border-bottom="0.05pt solid #666666"/>
    </style:style>
    <style:style style:name="Tabla2.5" style:family="table-row">
      <style:table-row-properties style:min-row-height="0.663cm"/>
    </style:style>
    <style:style style:name="Tabla2.A5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a2.D5" style:family="table-cell" style:data-style-name="N100">
      <style:table-cell-properties style:vertical-align="middle" fo:padding="0.097cm" fo:border-left="0.05pt solid #666666" fo:border-right="none" fo:border-top="none" fo:border-bottom="0.05pt solid #666666"/>
    </style:style>
    <style:style style:name="Tabla2.F5" style:family="table-cell" style:data-style-name="N100">
      <style:table-cell-properties style:vertical-align="middle" fo:padding="0.097cm" fo:border-left="0.05pt solid #666666" fo:border-right="0.05pt solid #666666" fo:border-top="none" fo:border-bottom="0.05pt solid #666666"/>
    </style:style>
    <style:style style:name="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Table_20_Contents">
      <style:text-properties style:font-name="Droid Sans"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Droid Sans" fo:font-size="8pt" style:font-size-asian="8pt" style:font-size-complex="8pt"/>
    </style:style>
    <style:style style:name="P4" style:family="paragraph" style:parent-style-name="Table_20_Contents">
      <style:paragraph-properties fo:text-align="end" style:justify-single-word="false"/>
      <style:text-properties style:font-name="Droid Sans" fo:font-size="8pt" officeooo:rsid="0008b4af" officeooo:paragraph-rsid="0008b4af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style:font-name="Droid Sans" fo:font-size="8pt" fo:font-weight="bold" style:font-size-asian="8pt" style:font-weight-asian="bold" style:font-size-complex="8pt" style:font-weight-complex="bold"/>
    </style:style>
    <style:style style:name="P6" style:family="paragraph" style:parent-style-name="Standard" style:master-page-name="">
      <style:paragraph-properties style:page-number="auto" fo:break-before="auto" fo:break-after="auto"/>
      <style:text-properties style:font-name="Droid Sans" fo:font-size="8pt" style:font-size-asian="8pt" style:font-size-complex="8pt"/>
    </style:style>
    <style:style style:name="P7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style:font-name="Droid Sans" fo:font-size="11pt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Text_20_body">
      <style:text-properties style:font-name="Droid Sans" fo:font-size="8pt" style:text-underline-style="solid" style:text-underline-width="auto" style:text-underline-color="font-color" style:font-size-asian="8pt" style:font-size-complex="8pt"/>
    </style:style>
    <style:style style:name="P9" style:family="paragraph" style:parent-style-name="Text_20_body">
      <style:paragraph-properties fo:text-align="start" style:justify-single-word="false"/>
      <style:text-properties style:font-name="Droid Sans" fo:font-size="8pt" style:text-underline-style="solid" style:text-underline-width="auto" style:text-underline-color="font-color" officeooo:rsid="000b9ba1" officeooo:paragraph-rsid="000b9ba1" style:font-size-asian="8pt" style:font-size-complex="8pt"/>
    </style:style>
    <style:style style:name="P10" style:family="paragraph" style:parent-style-name="Text_20_body">
      <style:text-properties style:font-name="Droid Sans" fo:font-size="8pt" style:font-size-asian="8pt" style:font-size-complex="8pt"/>
    </style:style>
    <style:style style:name="P11" style:family="paragraph" style:parent-style-name="Text_20_body">
      <style:text-properties style:font-name="Droid Sans" fo:font-size="8pt" style:text-underline-style="none" fo:font-weight="normal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Droid Sans" fo:font-size="8pt" style:font-size-asian="8pt" style:font-size-complex="8pt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Droid Sans" fo:font-size="8pt" style:font-size-asian="8pt" style:font-size-complex="8pt"/>
    </style:style>
    <style:style style:name="P1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Droid Sans" fo:font-size="8pt" fo:font-weight="bold" style:font-size-asian="8pt" style:font-weight-asian="bold" style:font-size-complex="8pt" style:font-weight-complex="bold"/>
    </style:style>
    <style:style style:name="P15" style:family="paragraph" style:parent-style-name="Table_20_Heading">
      <style:text-properties style:font-name="Droid Sans" fo:font-size="8pt" fo:font-weight="normal" style:font-size-asian="8pt" style:font-weight-asian="normal" style:font-size-complex="8pt" style:font-weight-complex="normal"/>
    </style:style>
    <number:text-style style:name="N100">
      <number:text-content/>
    </number:text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OS SALES SUMMARY</text:p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header-rows>
          <table:table-row>
            <table:table-cell table:style-name="Tabla2.A1" office:value-type="string">
              <text:p text:style-name="P15">Ticket Nº</text:p>
            </table:table-cell>
            <table:table-cell table:style-name="Tabla2.A1" office:value-type="string">
              <text:p text:style-name="P15">Date</text:p>
            </table:table-cell>
            <table:table-cell table:style-name="Tabla2.A1" office:value-type="string">
              <text:p text:style-name="P15">Party</text:p>
            </table:table-cell>
            <table:table-cell table:style-name="Tabla2.A1" office:value-type="string">
              <text:p text:style-name="P15">Amount</text:p>
            </table:table-cell>
            <table:table-cell table:style-name="Tabla2.A1" office:value-type="string">
              <text:p text:style-name="P15">Tax</text:p>
            </table:table-cell>
            <table:table-cell table:style-name="Tabla2.F1" office:value-type="string">
              <text:p text:style-name="P15">Total</text:p>
            </table:table-cell>
          </table:table-row>
        </table:table-header-rows>
        <table:table-row>
          <table:table-cell table:style-name="Tabla2.A2" table:number-columns-spanned="6" office:value-type="string">
            <text:p text:style-name="P6"><text:placeholder text:placeholder-type="text">&lt;for each="sale in object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12"><text:placeholder text:placeholder-type="text">&lt;sale.reference&gt;</text:placeholder></text:p>
          </table:table-cell>
          <table:table-cell table:style-name="Tabla2.B3" office:value-type="string">
            <text:p text:style-name="P12"><text:placeholder text:placeholder-type="text">&lt;format_date(sale.sale_date, user.language)&gt;</text:placeholder></text:p>
          </table:table-cell>
          <table:table-cell table:style-name="Tabla2.C3" office:value-type="string">
            <text:p text:style-name="P13"><text:placeholder text:placeholder-type="text">&lt;sale.party.full_name&gt;</text:placeholder></text:p>
          </table:table-cell>
          <table:table-cell table:style-name="Tabla2.D3" office:value-type="string">
            <text:p text:style-name="P3"><text:placeholder text:placeholder-type="text">&lt;format_currency(sale.untaxed_amount, user.language, currency=company.currency)&gt;</text:placeholder></text:p>
          </table:table-cell>
          <table:table-cell table:style-name="Tabla2.E3" office:value-type="float" office:value="0">
            <text:p text:style-name="P3"><text:placeholder text:placeholder-type="text">&lt;format_currency(sale.tax_amount, user.language, currency=company.currency)&gt;</text:placeholder></text:p>
          </table:table-cell>
          <table:table-cell table:style-name="Tabla2.F3" office:value-type="string">
            <text:p text:style-name="P4"><text:placeholder text:placeholder-type="text">&lt;format_currency(sale.total_amount, user.language, currency=company.currency)&gt;</text:placeholder></text:p>
          </table:table-cell>
        </table:table-row>
        <table:table-row>
          <table:table-cell table:style-name="Tabla2.A4" table:number-columns-spanned="6" office:value-type="currency" office:currency="COP" office:value="0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5">
          <table:table-cell table:style-name="Tabla2.A5" table:number-columns-spanned="3" office:value-type="string">
            <text:p text:style-name="P14">TOTAL</text:p>
          </table:table-cell>
          <table:covered-table-cell/>
          <table:covered-table-cell/>
          <table:table-cell table:style-name="Tabla2.D5" office:value-type="float" office:value="0">
            <text:p text:style-name="P5"><text:placeholder text:placeholder-type="text">&lt;format_currency(sum_untaxed_amount, user.language, currency=company.currency)&gt;</text:placeholder></text:p>
          </table:table-cell>
          <table:table-cell table:style-name="Tabla2.D5" office:value-type="float" office:value="0">
            <text:p text:style-name="P5"><text:placeholder text:placeholder-type="text">&lt;format_currency(sum_tax_amount, user.language, currency=company.currency)&gt;</text:placeholder></text:p>
          </table:table-cell>
          <table:table-cell table:style-name="Tabla2.F5" office:value-type="float" office:value="0">
            <text:p text:style-name="P5"><text:placeholder text:placeholder-type="text">&lt;format_currency(sum_total_amount, user.language, currency=company.currency)&gt;</text:placeholder></text:p>
          </table:table-cell>
        </table:table-row>
      </table:table>
      <text:p text:style-name="P10"/>
      <text:p text:style-name="P11">Notes: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401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277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11-07-31T17:52:04</meta:creation-date>
    <meta:editing-cycles>1</meta:editing-cycles>
    <meta:editing-duration>P0D</meta:editing-duration>
    <meta:document-statistic meta:table-count="1" meta:image-count="0" meta:object-count="0" meta:page-count="1" meta:paragraph-count="20" meta:word-count="39" meta:character-count="641" meta:non-whitespace-character-count="622"/>
    <meta:user-defined meta:name="Info 1"/>
    <meta:user-defined meta:name="Info 2"/>
    <meta:user-defined meta:name="Info 3"/>
    <meta:user-defined meta:name="Info 4"/>
  </office:meta>
</office:document-meta>
</file>